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9.306cm" style:rel-column-width="32098*"/>
    </style:style>
    <style:style style:name="Table1.B" style:family="table-column">
      <style:table-column-properties style:column-width="9.694cm" style:rel-column-width="33437*"/>
    </style:style>
    <style:style style:name="Table1.1" style:family="table-row">
      <style:table-row-properties style:min-row-height="2.536cm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5cm" style:rel-column-width="32767*"/>
    </style:style>
    <style:style style:name="Table2.B" style:family="table-column">
      <style:table-column-properties style:column-width="9.5cm" style:rel-column-width="32768*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3.067cm" style:rel-column-width="45069*"/>
    </style:style>
    <style:style style:name="Table3.B" style:family="table-column">
      <style:table-column-properties style:column-width="5.934cm" style:rel-column-width="20466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3.B1" style:family="table-cell">
      <style:table-cell-properties style:vertical-align="middle" fo:padding="0.097cm" fo:border="none"/>
    </style:style>
    <style:style style:name="Table4" style:family="table">
      <style:table-properties style:width="19.006cm" fo:margin-left="0cm" table:align="left"/>
    </style:style>
    <style:style style:name="Table4.A" style:family="table-column">
      <style:table-column-properties style:column-width="4.701cm"/>
    </style:style>
    <style:style style:name="Table4.B" style:family="table-column">
      <style:table-column-properties style:column-width="14.305cm"/>
    </style:style>
    <style:style style:name="Table4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4.B1" style:family="table-cell">
      <style:table-cell-properties fo:background-color="#fff5f0" fo:padding="0.097cm" fo:border="0.05pt solid #999999">
        <style:background-image/>
      </style:table-cell-properties>
    </style:style>
    <style:style style:name="Table4.2" style:family="table-row">
      <style:table-row-properties style:min-row-height="0.081cm"/>
    </style:style>
    <style:style style:name="Table4.A2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4.B2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" style:family="table">
      <style:table-properties style:width="18.99cm" table:align="left"/>
    </style:style>
    <style:style style:name="Table9.A" style:family="table-column">
      <style:table-column-properties style:column-width="2.6cm"/>
    </style:style>
    <style:style style:name="Table9.B" style:family="table-column">
      <style:table-column-properties style:column-width="5.493cm"/>
    </style:style>
    <style:style style:name="Table9.C" style:family="table-column">
      <style:table-column-properties style:column-width="3.358cm"/>
    </style:style>
    <style:style style:name="Table9.D" style:family="table-column">
      <style:table-column-properties style:column-width="3.38cm"/>
    </style:style>
    <style:style style:name="Table9.E" style:family="table-column">
      <style:table-column-properties style:column-width="4.159cm"/>
    </style:style>
    <style:style style:name="Table9.1" style:family="table-row">
      <style:table-row-properties fo:keep-together="always"/>
    </style:style>
    <style:style style:name="Table9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9.E1" style:family="table-cell">
      <style:table-cell-properties fo:background-color="#fff5f0" fo:padding="0.097cm" fo:border="0.05pt solid #999999">
        <style:background-image/>
      </style:table-cell-properties>
    </style:style>
    <style:style style:name="Table9.A2" style:family="table-cell">
      <style:table-cell-properties fo:padding="0.097cm" fo:border-left="0.05pt solid #999999" fo:border-right="0.05pt solid #999999" fo:border-top="none" fo:border-bottom="0.05pt solid #999999"/>
    </style:style>
    <style:style style:name="Table9.3" style:family="table-row">
      <style:table-row-properties style:min-row-height="0.081cm" fo:keep-together="always"/>
    </style:style>
    <style:style style:name="Table9.A3" style:family="table-cell">
      <style:table-cell-properties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e9.A4" style:family="table-cell">
      <style:table-cell-properties fo:background-color="transparent" fo:padding="0.097cm" fo:border-left="0.05pt solid #999999" fo:border-right="none" fo:border-top="none" fo:border-bottom="0.05pt solid #999999">
        <style:background-image/>
      </style:table-cell-properties>
    </style:style>
    <style:style style:name="Table9.6" style:family="table-row">
      <style:table-row-properties style:min-row-height="0.397cm" fo:keep-together="always"/>
    </style:style>
    <style:style style:name="Table7" style:family="table">
      <style:table-properties style:width="19.001cm" table:align="margins" style:may-break-between-rows="false"/>
    </style:style>
    <style:style style:name="Table7.A" style:family="table-column">
      <style:table-column-properties style:column-width="10.597cm" style:rel-column-width="36551*"/>
    </style:style>
    <style:style style:name="Table7.B" style:family="table-column">
      <style:table-column-properties style:column-width="8.403cm" style:rel-column-width="28984*"/>
    </style:style>
    <style:style style:name="Table7.A1" style:family="table-cell">
      <style:table-cell-properties fo:padding="0cm" fo:border-left="none" fo:border-right="none" fo:border-top="none" fo:border-bottom="0.05pt solid #999999"/>
    </style:style>
    <style:style style:name="Table7.B1" style:family="table-cell">
      <style:table-cell-properties fo:padding="0cm" fo:border="none"/>
    </style:style>
    <style:style style:name="Table8" style:family="table">
      <style:table-properties style:width="8.405cm" table:align="margins" style:may-break-between-rows="false"/>
    </style:style>
    <style:style style:name="Table8.A" style:family="table-column">
      <style:table-column-properties style:column-width="4.265cm" style:rel-column-width="33260*"/>
    </style:style>
    <style:style style:name="Table8.B" style:family="table-column">
      <style:table-column-properties style:column-width="4.14cm" style:rel-column-width="32275*"/>
    </style:style>
    <style:style style:name="Table8.A1" style:family="table-cell">
      <style:table-cell-properties fo:background-color="#fff5f0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e8.B1" style:family="table-cell">
      <style:table-cell-properties fo:padding="0.097cm" fo:border="0.05pt solid #999999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7a9a50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bdd50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0dbe4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246f34d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e7f5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f64d3" officeooo:paragraph-rsid="029f64d3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2966790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966790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b25b52" officeooo:paragraph-rsid="014bdd50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Calibri" fo:font-size="10pt" fo:font-weight="bold" officeooo:paragraph-rsid="02067741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2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13b8f2" officeooo:paragraph-rsid="0213b8f2" style:font-size-asian="10.5pt" style:font-weight-asian="bold" style:font-size-complex="10.5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92d8b7" style:font-size-asian="10.5pt" style:font-weight-asian="bold" style:font-size-complex="10.5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292d8b7" officeooo:paragraph-rsid="02f7264f" style:font-size-asian="10.5pt" style:font-weight-asian="bold" style:font-size-complex="10.5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Calibri" fo:font-size="10.5pt" fo:font-weight="bold" officeooo:rsid="0292d8b7" officeooo:paragraph-rsid="02f7264f" style:font-size-asian="10.5pt" style:font-weight-asian="bold" style:font-size-complex="10.5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.5pt" fo:font-weight="bold" officeooo:paragraph-rsid="02f7264f" style:font-size-asian="10.5pt" style:font-weight-asian="bold" style:font-size-complex="10.5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2067741" style:font-size-asian="10.5pt" style:font-weight-asian="bold" style:font-size-complex="10.5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Calibri" fo:font-size="10.5pt" fo:font-weight="bold" officeooo:rsid="02efb013" officeooo:paragraph-rsid="02f7264f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Calibri" fo:font-size="10.5pt" fo:font-style="normal" fo:font-weight="bold" officeooo:rsid="00ed6629" officeooo:paragraph-rsid="01f176dd" style:font-size-asian="10.5pt" style:font-style-asian="normal" style:font-weight-asian="bold" style:font-size-complex="10.5pt" style:font-style-complex="normal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Calibri" fo:font-size="9pt" officeooo:rsid="029a17b9" officeooo:paragraph-rsid="02f7264f" style:font-size-asian="9pt" style:font-size-complex="9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9pt" officeooo:rsid="02966790" officeooo:paragraph-rsid="02f7264f" style:font-size-asian="9pt" style:font-size-complex="9pt"/>
    </style:style>
    <style:style style:name="P3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officeooo:paragraph-rsid="02aa5f25" style:font-size-asian="10pt" style:font-size-complex="10pt"/>
    </style:style>
    <style:style style:name="P3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pt" fo:font-style="normal" fo:font-weight="normal" officeooo:rsid="02ac1128" officeooo:paragraph-rsid="02d7bbc8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font-name="Calibri" fo:font-size="10.5pt" fo:font-weight="bold" officeooo:paragraph-rsid="02aa5f25" style:font-size-asian="10.5pt" style:font-weight-asian="bold" style:font-size-complex="10.5pt" style:font-weight-complex="bold"/>
    </style:style>
    <style:style style:name="P3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49cm" fo:border="0.06pt solid #999999" style:shadow="none"/>
      <style:text-properties style:use-window-font-color="true" style:font-name="Calibri" fo:font-size="10pt" fo:font-style="normal" fo:font-weight="normal" officeooo:rsid="00f5b1f6" officeooo:paragraph-rsid="02aa5f25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loext:graphic-properties draw:fill="solid" draw:fill-color="#fffafa" draw:opacity="100%"/>
      <style:paragraph-properties fo:text-align="justify" style:justify-single-word="false" fo:background-color="#fffafa" fo:padding="0.049cm" fo:border="0.06pt solid #999999" style:shadow="none">
        <style:tab-stops/>
      </style:paragraph-properties>
      <style:text-properties style:font-name="Calibri" fo:font-size="10pt" fo:font-weight="bold" officeooo:paragraph-rsid="014bdd50" style:font-size-asian="10pt" style:font-weight-asian="bold" style:font-size-complex="10pt" style:font-weight-complex="bold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officeooo:rsid="00300d16" officeooo:paragraph-rsid="02067741" style:font-size-asian="10pt" style:font-size-complex="10pt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Calibri" fo:font-size="10pt" fo:language="fr" fo:country="FR" fo:font-style="normal" fo:font-weight="normal" officeooo:rsid="003f7786" officeooo:paragraph-rsid="02761703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0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1" style:family="paragraph" style:parent-style-name="Standard">
      <style:text-properties style:font-name="Calibri" fo:font-weight="bold" officeooo:rsid="02b50bbe" officeooo:paragraph-rsid="02f7264f" style:font-weight-asian="bold" style:font-weight-complex="bold"/>
    </style:style>
    <style:style style:name="P42" style:family="paragraph" style:parent-style-name="Standard">
      <style:text-properties style:font-name="Calibri" fo:font-weight="bold" officeooo:rsid="02f8e026" officeooo:paragraph-rsid="02f8e026" style:font-weight-asian="bold" style:font-weight-complex="bold"/>
    </style:style>
    <style:style style:name="P43" style:family="paragraph" style:parent-style-name="Standard">
      <style:text-properties style:font-name="Calibri" fo:font-weight="bold" officeooo:rsid="02f8e026" officeooo:paragraph-rsid="02ff8224" style:font-weight-asian="bold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f7264f" officeooo:paragraph-rsid="02f7264f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ff8224" officeooo:paragraph-rsid="02ff8224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ff8224" officeooo:paragraph-rsid="02f8e026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2ffe55c" officeooo:paragraph-rsid="02f8e026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text-properties style:font-name="Calibri" fo:font-size="10pt" officeooo:rsid="02ffe55c" officeooo:paragraph-rsid="02f7264f" style:font-size-asian="10pt" style:font-size-complex="10pt"/>
    </style:style>
    <style:style style:name="P49" style:family="paragraph" style:parent-style-name="Table_20_Contents">
      <style:paragraph-properties fo:text-align="end" style:justify-single-word="false"/>
      <style:text-properties style:font-name="Calibri" fo:font-size="9pt" officeooo:rsid="02fa741a" officeooo:paragraph-rsid="02f7264f" style:font-size-asian="9pt" style:font-size-complex="9pt"/>
    </style:style>
    <style:style style:name="P50" style:family="paragraph" style:parent-style-name="Text">
      <style:paragraph-properties fo:text-align="center" style:justify-single-word="false"/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officeooo:rsid="00300d16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" style:family="text">
      <style:text-properties fo:font-size="16pt" fo:font-weight="bold" officeooo:rsid="0291cb00" style:font-size-asian="16pt" style:font-weight-asian="bold" style:font-size-complex="16pt" style:font-weight-complex="bold"/>
    </style:style>
    <style:style style:name="T7" style:family="text">
      <style:text-properties fo:font-size="16pt" fo:font-weight="bold" officeooo:rsid="02a6abda" style:font-size-asian="16pt" style:font-weight-asian="bold" style:font-size-complex="16pt" style:font-weight-complex="bold"/>
    </style:style>
    <style:style style:name="T8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9" style:family="text">
      <style:text-properties fo:font-style="normal" officeooo:rsid="00f5b1f6" style:font-style-asian="normal" style:font-style-complex="normal"/>
    </style:style>
    <style:style style:name="T10" style:family="text">
      <style:text-properties fo:font-style="normal" officeooo:rsid="02ac1128" style:font-style-asian="normal" style:font-style-complex="normal"/>
    </style:style>
    <style:style style:name="T11" style:family="text">
      <style:text-properties style:use-window-font-color="true" fo:font-style="normal" fo:font-weight="bold" style:font-size-asian="16pt" style:font-style-asian="normal" style:font-weight-asian="bold" style:font-style-complex="normal" style:font-weight-complex="bold"/>
    </style:style>
    <style:style style:name="T12" style:family="text">
      <style:text-properties officeooo:rsid="012f134b"/>
    </style:style>
    <style:style style:name="T13" style:family="text">
      <style:text-properties officeooo:rsid="02c4740a"/>
    </style:style>
    <style:style style:name="T1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officeooo:rsid="024431ff"/>
    </style:style>
    <style:style style:name="T17" style:family="text">
      <style:text-properties fo:font-size="7pt" style:font-size-asian="7pt" style:font-size-complex="7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5"><text:span text:style-name="T11"><text:text-input text:description="&lt;company.name&gt;">Company Name</text:text-input></text:span><text:span text:style-name="T14"><text:line-break/></text:span><text:span text:style-name="T15"><text:text-input text:description="&lt;company.street&gt;">Street</text:text-input></text:span><text:span text:style-name="T15"> </text:span><text:span text:style-name="T15"><text:text-input text:description="&lt;company.street2&gt;">street2</text:text-input></text:span><text:span text:style-name="T15"><text:line-break/></text:span><text:span text:style-name="T15"><text:text-input text:description="&lt;company.zip&gt;">Zip</text:text-input></text:span><text:span text:style-name="T15"> </text:span><text:span text:style-name="T15"><text:text-input text:description="&lt;company.city&gt;">City</text:text-input></text:span><text:span text:style-name="T15"> </text:span><text:span text:style-name="T15"><text:text-input text:description="&lt;company.country_id.name&gt;">Country</text:text-input></text:span><text:span text:style-name="T5"><text:line-break/></text:span><text:span text:style-name="T5"><text:text-input text:description="&lt;(company.phone and 'Tél.:           ' or '') + (company.phone and company.phone or '')&gt;">Phone</text:text-input></text:span><text:span text:style-name="T5"><text:line-break/></text:span><text:span text:style-name="T5"><text:text-input text:description="&lt;(company.fax and 'Fax:             ' or '') + (company.fax and company.fax or '')&gt;">Fax</text:text-input></text:span><text:span text:style-name="T5"><text:line-break/></text:span><text:span text:style-name="T4"><text:text-input text:description="&lt;company.email and company.email&gt;">Email</text:text-input></text:span></text:p>
          </table:table-cell>
          <table:table-cell table:style-name="Table1.A1" office:value-type="string">
            <text:p text:style-name="P50"><draw:frame draw:style-name="fr1" draw:name="image: asimage(o.company_id.logo,0,200,100,'px', True)" text:anchor-type="as-char" svg:width="6.735cm" svg:height="2.769cm" draw:z-index="1"><draw:text-box><text:p text:style-name="Frame_20_contents"/></draw:text-box></draw:frame></text:p>
          </table:table-cell>
        </table:table-row>
      </table:table>
      <text:p text:style-name="P40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32"><text:span text:style-name="T8"><text:text-input text:description="&lt;if test=&quot;o.partner_id&quot;&gt;">If</text:text-input></text:span><text:span text:style-name="T8"><text:s/></text:span></text:p>
            <text:p text:style-name="P34"><text:span text:style-name="T10"><text:text-input text:description="&lt;print_address_type('invoice')&gt;">Address type:</text:text-input></text:span><text:span text:style-name="T9"> </text:span></text:p>
            <text:p text:style-name="P33"><text:span text:style-name="T16"><text:text-input text:description="&lt; format_address(o.partner_id, 'invoice') &gt;">format_address</text:text-input></text:span> </text:p>
            <text:p text:style-name="P35"><text:text-input text:description="&lt;/if&gt;">Endif</text:text-input></text:p>
          </table:table-cell>
        </table:table-row>
      </table:table>
      <text:p text:style-name="P3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0"/>
            <text:p text:style-name="P20"><text:span text:style-name="T7">Récapitulatif de </text:span><text:span text:style-name="T6">Paiement</text:span> </text:p>
            <text:p text:style-name="P10"/>
            <text:p text:style-name="P11"/>
          </table:table-cell>
          <table:table-cell table:style-name="Table3.B1" office:value-type="string">
            <text:p text:style-name="P12"><text:text-input text:description="&lt;if test=&quot;o.payment_date&quot;&gt;">If</text:text-input></text:p>
            <text:p text:style-name="P29"><text:span text:style-name="T12">En d</text:span>ate <text:span text:style-name="T12">du</text:span> <text:span text:style-name="T3"><text:text-input text:description="&lt;formatLang(o.payment_date, date=True)&gt;">Date</text:text-input></text:span></text:p>
            <text:p text:style-name="P13"><text:text-input text:description="&lt;/if&gt;">Endif</text:text-input></text:p>
          </table:table-cell>
        </table:table-row>
      </table:table>
      <text:p text:style-name="P39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1">Ref. du règlement </text:p>
            </table:table-cell>
            <table:table-cell table:style-name="Table4.B1" office:value-type="string">
              <text:p text:style-name="P22">Description</text:p>
            </table:table-cell>
          </table:table-row>
        </table:table-header-rows>
        <table:table-row table:style-name="Table4.2">
          <table:table-cell table:style-name="Table4.A2" office:value-type="string">
            <text:p text:style-name="P14"><text:text-input text:description="&lt;o.payment_reference&gt;">Reference</text:text-input></text:p>
          </table:table-cell>
          <table:table-cell table:style-name="Table4.B2" office:value-type="string">
            <text:p text:style-name="P15"><text:text-input text:description="&lt;o.name&gt;">Name</text:text-input></text:p>
          </table:table-cell>
        </table:table-row>
      </table:table>
      <text:p text:style-name="P7"><text:text-input text:description="&lt;if test=&quot;o.communication&quot;&gt;">If</text:text-input></text:p>
      <text:p text:style-name="P18"/>
      <text:p text:style-name="P36"><text:text-input text:description="&lt;format(o.communication or '')&gt;">Notes</text:text-input></text:p>
      <text:p text:style-name="P8"><text:text-input text:description="&lt;/if&gt;">Endif</text:text-input></text:p>
      <text:p text:style-name="P8"/>
      <text:p text:style-name="P44"><text:text-input text:description="&lt;for each=&quot;invoice_type in ('in_invoice', 'in_refund')&quot;&gt;">#For</text:text-input></text:p>
      <text:p text:style-name="P45"><text:text-input text:description="&lt;if test=&quot;len(o.reconciled_invoice_ids.filtered(lambda r: r.type == invoice_type)) &gt; 0&quot;&gt;">$If</text:text-input></text:p>
      <text:p text:style-name="P46"><text:text-input text:description="&lt;if test=&quot;invoice_type=='in_invoice'&quot;&gt;">=If</text:text-input></text:p>
      <text:p text:style-name="P41">Factures</text:p>
      <text:p text:style-name="P46"><text:text-input text:description="&lt;/if&gt;">=Endif</text:text-input></text:p>
      <text:p text:style-name="P47"><text:text-input text:description="&lt;if test=&quot;invoice_type=='in_refund'&quot;&gt;">+If</text:text-input></text:p>
      <text:p text:style-name="P42">Avoirs</text:p>
      <text:p text:style-name="P46"><text:text-input text:description="&lt;/if&gt;">+Endif</text:text-input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header-rows>
          <table:table-row table:style-name="Table9.1">
            <table:table-cell table:style-name="Table9.A1" office:value-type="string">
              <text:p text:style-name="P24">Date</text:p>
            </table:table-cell>
            <table:table-cell table:style-name="Table9.A1" office:value-type="string">
              <text:p text:style-name="P26">Description </text:p>
            </table:table-cell>
            <table:table-cell table:style-name="Table9.A1" office:value-type="string">
              <text:p text:style-name="P25">Montant original</text:p>
            </table:table-cell>
            <table:table-cell table:style-name="Table9.A1" office:value-type="string">
              <text:p text:style-name="P28">Montant réglé</text:p>
            </table:table-cell>
            <table:table-cell table:style-name="Table9.E1" office:value-type="string">
              <text:p text:style-name="P28">Balance</text:p>
            </table:table-cell>
          </table:table-row>
        </table:table-header-rows>
        <table:table-row table:style-name="Table9.1">
          <table:table-cell table:style-name="Table9.A2" table:number-columns-spanned="5" office:value-type="string">
            <text:p text:style-name="P48"><text:text-input text:description="&lt;for each=&quot;line in o.reconciled_invoice_ids.sorted(key=lambda r: r.date_due or r.date_invoice).filtered(lambda r: r.type == invoice_type)&quot;&gt;">@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3" table:number-columns-spanned="5" office:value-type="string">
            <text:p text:style-name="P9"><text:text-input text:description="&lt;if test=&quot;line.amount_total != 0 or data.get('should_print_debit_line_at_0', True)&quot;&gt;">%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9.3">
          <table:table-cell table:style-name="Table9.A4" office:value-type="string">
            <text:p text:style-name="P16"><text:text-input text:description="&lt;formatLang(line.date_invoice, date=True)&gt;">Due Date</text:text-input></text:p>
          </table:table-cell>
          <table:table-cell table:style-name="Table9.A4" office:value-type="string">
            <text:p text:style-name="P17"><text:text-input text:description="&lt;line.number&gt;">Number</text:text-input><text:s/><text:span text:style-name="T17"><text:text-input text:description="&lt;line.name&gt;">Description</text:text-input></text:span></text:p>
          </table:table-cell>
          <table:table-cell table:style-name="Table9.A4" office:value-type="string">
            <text:p text:style-name="P30"><text:text-input text:description="&lt;formatLang(line.amount_total, dp='Account', currency_obj=o.currency_id)&gt;">Original Amount</text:text-input></text:p>
          </table:table-cell>
          <table:table-cell table:style-name="Table9.A4" office:value-type="string">
            <text:p text:style-name="P49"><text:text-input text:description="&lt;formatLang(o._get_invoice_payment_amount(line), dp='Account', currency_obj=line.currency_id)&gt;">Payment</text:text-input></text:p>
          </table:table-cell>
          <table:table-cell table:style-name="Table9.A3" office:value-type="string">
            <text:p text:style-name="P31"><text:text-input text:description="&lt;formatLang(line.residual, dp='Account', currency_obj=o.currency_id)&gt;">Balance Due</text:text-input></text:p>
          </table:table-cell>
        </table:table-row>
        <table:table-row table:style-name="Table9.3">
          <table:table-cell table:style-name="Table9.A3" table:number-columns-spanned="5" office:value-type="string">
            <text:p text:style-name="P9"><text:text-input text:description="&lt;/if&gt;">%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9.6">
          <table:table-cell table:style-name="Table9.A3" table:number-columns-spanned="5" office:value-type="string">
            <text:p text:style-name="P48"><text:text-input text:description="&lt;/for&gt;">@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43"/>
      <text:p text:style-name="P45"><text:text-input text:description="&lt;/if&gt;">$Endif</text:text-input></text:p>
      <text:p text:style-name="P44"><text:text-input text:description="&lt;/for&gt;">#EndFor</text:text-input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7"/>
          </table:table-cell>
          <table:table-cell table:style-name="Table7.B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3">Montant du <text:span text:style-name="T13">paiement</text:span></text:p>
                </table:table-cell>
                <table:table-cell table:style-name="Table8.B1" office:value-type="string">
                  <text:p text:style-name="P19"><text:text-input text:description="&lt;formatLang(o.amount, dp='Account', currency_obj=o.currency_id)&gt;">Total</text:text-input></text:p>
                </table:table-cell>
              </table:table-row>
            </table:table>
            <text:p text:style-name="P2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2d5e08f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11cm" svg:width="2cm" draw:z-index="0"><draw:text-box fo:min-height="1.065cm"><text:p text:style-name="MP2"/><text:p text:style-name="MP2"/><text:p text:style-name="MP3"><text:span text:style-name="MT1">Page </text:span><text:span text:style-name="MT1"><text:page-number text:select-page="current">1</text:page-number></text:span><text:span text:style-name="MT1"><text:s/>sur </text:span><text:span text:style-name="MT1"><text:page-count>1</text:page-count></text:span></text:p></draw:text-box></draw:frame><text:text-input text:description="&lt;format_footer(o.company_id)&gt;">Pied de page d'information générale</text:text-input></text:p>
        <text:p text:style-name="MP1"><text:text-input text:description="&lt;o.company_id.report_bank_footer and o.company_id.report_bank_footer&gt;">Pied de page des comptes bancaires</text:text-input></text:p>
        <text:p text:style-name="MP1"><text:span text:style-name="MT2">Contact: </text:span><text:span text:style-name="MT2"><text:text-input text:description="&lt;user.name&gt;">User name</text:text-input></text:span></text:p>
        <text:p text:style-name="MP4"/>
      </style:foot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ay </meta:initial-creator>
    <meta:creation-date>2012-08-20T18:48:53</meta:creation-date>
    <dc:date>2021-07-05T13:49:30.723000000</dc:date>
    <meta:editing-duration>P2DT19H18M42S</meta:editing-duration>
    <meta:editing-cycles>900</meta:editing-cycles>
    <meta:generator>LibreOffice/6.4.1.2$Windows_X86_64 LibreOffice_project/4d224e95b98b138af42a64d84056446d09082932</meta:generator>
    <meta:document-statistic meta:table-count="7" meta:image-count="0" meta:object-count="0" meta:page-count="1" meta:paragraph-count="47" meta:word-count="172" meta:character-count="592" meta:non-whitespace-character-count="546"/>
    <meta:user-defined meta:name="Info 1"/>
    <meta:user-defined meta:name="Info 2"/>
    <meta:user-defined meta:name="Info 3"/>
    <meta:user-defined meta:name="Info 4"/>
  </office:meta>
</office:document-meta>
</file>